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bea5b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bea5b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>
      <style:text-properties fo:font-size="14pt" officeooo:paragraph-rsid="001ce6c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ce6c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bea5b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4"><text:span text:style-name="T1">ΘΕΜΑ</text:span>: <text:span text:style-name="T5">Χορήγηση άδειας εξετάσεων</text:span> <text:span text:style-name="T7">(μιας (1) <text:s/>ημέρας για κάθε μάθημα μέχρι τις 10 ημέρες ανά ημερολογιακό έτος )</text:span></text:p>
      <text:p text:style-name="P2"/>
      <text:p text:style-name="P2"/>
      <text:p text:style-name="P2">1. Χορηγηθείσα άδεια εξετάσεων τρέχοντος ημερολογιακού έτους:</text:p>
      <text:p text:style-name="P2">…………………………………………………………………ημέρ……..</text:p>
      <text:p text:style-name="P2"/>
      <text:p text:style-name="P5">ΠΡΟΣ</text:p>
      <text:p text:style-name="P2"/>
      <text:p text:style-name="P2"/>
      <text:p text:style-name="P2">Τ<text:span text:style-name="T8">ον</text:span> κ. Δ/ντή του <text:span text:style-name="T8">1ου ΕΠΑΛ Μοιρών.</text:span></text:p>
      <text:p text:style-name="P2"/>
      <text:p text:style-name="P3">Παρακαλώ να μου χορηγήσετε άδεια εξετάσεων βάσει της παρ.1 άρθρ.5 του Ν.4210/2013.(Α’ 254) <text:span text:style-name="T9">για </text:span><text:span text:style-name="T2">[DURATION]</text:span> <text:s/>από <text:span text:style-name="T3">[START_DATE]</text:span> μέχρι <text:span text:style-name="T4">[END_DATE]</text:span> διότι 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2">α) βεβαίωση της σχολής ότι έλαβα μέρος σε εξετάσεις.</text:p>
      <text:p text:style-name="P2"/>
      <text:p text:style-name="P2">β) βεβαίωση εγγραφής μου στην ανωτέρω σχολή………………………………………………………………………………………………………………………………………………………..</text:p>
      <text:p text:style-name="P2">γ)……………………………………………………………………………………………………………………………………………………………........</text:p>
      <text:p text:style-name="P2"/>
      <text:p text:style-name="P2"/>
      <text:p text:style-name="P6">Ημερομηνία: ……………………………..</text:p>
      <text:p text:style-name="P6"/>
      <text:p text:style-name="P7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bea5b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7-10-31T05:40:02.839696591</dc:date>
    <meta:print-date>2016-10-19T08:58:00</meta:print-date>
    <meta:editing-cycles>5</meta:editing-cycles>
    <meta:editing-duration>PT16M40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14" meta:character-count="1090" meta:non-whitespace-character-count="990"/>
  </office:meta>
</office:document-meta>
</file>